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Oletus">
        <draw:frame draw:style-name="gr1" draw:layer="layout" svg:width="15.999cm" svg:height="8.999cm" svg:x="2.509cm" svg:y="10.33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1T14:08:24</meta:creation-date>
    <dc:date>2013-08-21T14:40:24</dc:date>
    <meta:editing-duration>PT1M20S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1.62cm" svg:y="3.454cm" style:legend-expansion="high" chart:style-name="ch2"/>
        <chart:plot-area chart:style-name="ch3" chart:data-source-has-labels="both" svg:x="0.77cm" svg:y="0.855cm" svg:width="10.21cm" svg:height="7.545cm">
          <chartooo:coordinate-region svg:x="1.762cm" svg:y="1.055cm" svg:width="9.218cm" svg:height="6.698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luku</text:p>
              </table:table-cell>
              <table:table-cell office:value-type="string">
                <text:p>Hajautuskartta, kirjoitus</text:p>
              </table:table-cell>
              <table:table-cell office:value-type="string">
                <text:p>HashMap, luku</text:p>
              </table:table-cell>
              <table:table-cell office:value-type="string">
                <text:p>HashMap, kirjoitus</text:p>
              </table:table-cell>
            </table:table-row>
          </table:table-header-rows>
          <table:table-rows>
            <table:table-row>
              <table:table-cell office:value-type="string">
                <text:p>10³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⁴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⁵</text:p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8">
                <text:p>24.8</text:p>
              </table:table-cell>
              <table:table-cell office:value-type="float" office:value="6.7">
                <text:p>6.7</text:p>
              </table:table-cell>
              <table:table-cell office:value-type="float" office:value="15.9">
                <text:p>15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35.6">
                <text:p>735.6</text:p>
              </table:table-cell>
              <table:table-cell office:value-type="float" office:value="116.9">
                <text:p>116.9</text:p>
              </table:table-cell>
              <table:table-cell office:value-type="float" office:value="158.8">
                <text:p>158.8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